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11.294cm" svg:x="1.1cm" svg:y="1.306cm">
          <text:p/>
        </draw:rect>
        <draw:custom-shape draw:style-name="gr2" draw:text-style-name="P2" xml:id="id9" draw:id="id9" draw:layer="layout" svg:width="2.559cm" svg:height="0.693cm" svg:x="3.471cm" svg:y="1.75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2.7cm" svg:height="0.9cm" svg:x="3.4cm" svg:y="3.757cm">
          <text:p text:style-name="P1"><text:span text:style-name="T1">Is long TradeRepor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cm" svg:height="0.7cm" svg:x="3.255cm" svg:y="5.735cm">
          <text:p text:style-name="P1"><text:span text:style-name="T1">OrderDirection is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.75cm" svg:y1="4.657cm" svg:x2="4.755cm" svg:y2="5.735cm" draw:start-shape="id1" draw:start-glue-point="6" draw:end-shape="id2" svg:d="m4750 4657v540h5v538">
          <text:p/>
        </draw:connector>
        <draw:frame draw:style-name="gr4" draw:text-style-name="P4" draw:layer="layout" svg:width="0.773cm" svg:height="0.493cm" svg:x="3.927cm" svg:y="4.657cm">
          <draw:text-box>
            <text:p><text:span text:style-name="T1">No</text:span></text:p>
          </draw:text-box>
        </draw:frame>
        <draw:connector draw:style-name="gr5" draw:text-style-name="P2" draw:layer="layout" svg:x1="3.255cm" svg:y1="6.085cm" svg:x2="3.5cm" svg:y2="8.007cm" draw:start-shape="id2" draw:start-glue-point="5" draw:end-shape="id3" svg:d="m3255 6085h-501v1922h746">
          <text:p text:style-name="P1"><text:span text:style-name="T1">Yes</text:span></text:p>
          <text:p text:style-name="P1"><text:span text:style-name="T1"/></text:p>
        </draw:connector>
        <draw:connector draw:style-name="gr3" draw:text-style-name="P2" draw:layer="layout" draw:line-skew="0.898cm" svg:x1="6.255cm" svg:y1="6.085cm" svg:x2="11.4cm" svg:y2="7.901cm" draw:start-shape="id2" draw:start-glue-point="7" draw:end-shape="id4" svg:d="m6255 6085h3460v1816h1685">
          <text:p/>
        </draw:connector>
        <draw:custom-shape draw:style-name="gr2" draw:text-style-name="P2" xml:id="id8" draw:id="id8" draw:layer="layout" svg:width="1.8cm" svg:height="0.4cm" svg:x="9.3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2.7cm" svg:height="1cm" svg:x="10.8cm" svg:y="5.557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6.1cm" svg:y1="4.207cm" svg:x2="12.15cm" svg:y2="5.557cm" draw:start-shape="id1" draw:start-glue-point="7" draw:end-shape="id5" draw:end-glue-point="4" svg:d="m6100 4207h6050v1350">
          <text:p/>
        </draw:connector>
        <draw:custom-shape draw:style-name="gr2" draw:text-style-name="P2" xml:id="id3" draw:id="id3" draw:layer="layout" svg:width="5.5cm" svg:height="0.7cm" svg:x="3.5cm" svg:y="7.657cm">
          <text:p text:style-name="P1"><text:span text:style-name="T1">Increase openQty</text:span></text:p>
          <text:p text:style-name="P1"><text:span text:style-name="T1">TradeReport.openQty = TradeReport.openQty +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4cm" svg:height="0.689cm" svg:x="11.4cm" svg:y="7.557cm">
          <text:p text:style-name="P1"><text:span text:style-name="T1">Increase closeQty</text:span></text:p>
          <text:p text:style-name="P1"><text:span text:style-name="T1">TradeReport.closeQty = TradeReport.closeQty+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.15cm" svg:y1="6.557cm" svg:x2="6.25cm" svg:y2="7.657cm" draw:start-shape="id5" draw:start-glue-point="6" draw:end-shape="id3" svg:d="m12150 6557v551h-5900v549">
          <text:p/>
        </draw:connector>
        <draw:connector draw:style-name="gr5" draw:text-style-name="P2" draw:layer="layout" svg:x1="13.5cm" svg:y1="6.057cm" svg:x2="14.1cm" svg:y2="7.557cm" draw:start-shape="id5" draw:start-glue-point="7" draw:end-shape="id4" draw:end-glue-point="4" svg:d="m13500 6057h600v1500">
          <text:p text:style-name="P1"><text:span text:style-name="T1">No</text:span></text:p>
        </draw:connector>
        <draw:frame draw:style-name="gr4" draw:text-style-name="P4" draw:layer="layout" svg:width="0.845cm" svg:height="0.493cm" svg:x="6.5cm" svg:y="4.157cm">
          <draw:text-box>
            <text:p><text:span text:style-name="T1">Yes</text:span></text:p>
          </draw:text-box>
        </draw:frame>
        <draw:custom-shape draw:style-name="gr2" draw:text-style-name="P2" xml:id="id6" draw:id="id6" draw:layer="layout" svg:width="7.9cm" svg:height="1cm" svg:x="2.3cm" svg:y="8.926cm">
          <text:p text:style-name="P1"><text:span text:style-name="T1">Calculate open price</text:span></text:p>
          <text:p text:style-name="P1"><text:span text:style-name="T1">TradeReport.openVolume += Trade.Volume</text:span></text:p>
          <text:p text:style-name="P1"><text:span text:style-name="T1">TradeReport.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25cm" svg:y1="8.357cm" svg:x2="6.25cm" svg:y2="8.926cm" draw:start-shape="id3" draw:start-glue-point="6" draw:end-shape="id6" draw:end-glue-point="4" svg:d="m6250 8357v569">
          <text:p/>
        </draw:connector>
        <draw:custom-shape draw:style-name="gr2" draw:text-style-name="P2" xml:id="id7" draw:id="id7" draw:layer="layout" svg:width="7.6cm" svg:height="1cm" svg:x="10.3cm" svg:y="8.915cm">
          <text:p text:style-name="P1"><text:span text:style-name="T1">Calculate exit price</text:span></text:p>
          <text:p text:style-name="P1"><text:span text:style-name="T1">TradeReport.closeVolume += Trade.Volume</text:span></text:p>
          <text:p text:style-name="P1"><text:span text:style-name="T1">TradeReport.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1cm" svg:y1="8.246cm" svg:x2="14.1cm" svg:y2="8.915cm" draw:start-shape="id4" draw:start-glue-point="6" draw:end-shape="id7" draw:end-glue-point="4" svg:d="m14100 8246v669">
          <text:p/>
        </draw:connector>
        <draw:frame draw:style-name="gr4" draw:text-style-name="P4" draw:layer="layout" svg:width="0.773cm" svg:height="0.493cm" svg:x="6.327cm" svg:y="5.564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6.657cm">
          <draw:text-box>
            <text:p><text:span text:style-name="T1">Yes</text:span></text:p>
          </draw:text-box>
        </draw:frame>
        <draw:connector draw:style-name="gr3" draw:text-style-name="P1" draw:layer="layout" svg:x1="14.1cm" svg:y1="9.915cm" svg:x2="10.221cm" svg:y2="11.8cm" draw:start-shape="id7" draw:start-glue-point="6" draw:end-shape="id8" draw:end-glue-point="4" svg:d="m14100 9915v943h-3879v942">
          <text:p/>
        </draw:connector>
        <draw:connector draw:style-name="gr3" draw:text-style-name="P1" draw:layer="layout" draw:type="line" svg:x1="4.751cm" svg:y1="2.45cm" svg:x2="4.75cm" svg:y2="3.757cm" draw:start-shape="id9" draw:start-glue-point="6" draw:end-shape="id1" draw:end-glue-point="4" svg:d="m4751 2450-1 1307">
          <text:p/>
        </draw:connector>
        <draw:connector draw:style-name="gr3" draw:text-style-name="P1" draw:layer="layout" svg:x1="6.25cm" svg:y1="9.926cm" svg:x2="10.221cm" svg:y2="11.8cm" draw:start-shape="id6" draw:start-glue-point="6" draw:end-shape="id8" draw:end-glue-point="4" svg:d="m6250 9926v938h3971v936">
          <text:p/>
        </draw:connector>
        <draw:frame draw:style-name="gr4" draw:layer="layout" svg:width="4.037cm" svg:height="0.963cm" svg:x="14.663cm" svg:y="1.2cm">
          <draw:text-box>
            <text:p>TradeReport</text:p>
          </draw:text-box>
        </draw:frame>
        <draw:rect draw:style-name="gr6" draw:text-style-name="P1" draw:layer="layout" svg:width="18.7cm" svg:height="15.5cm" svg:x="1.2cm" svg:y="13.1cm">
          <text:p/>
        </draw:rect>
        <draw:frame draw:style-name="gr4" draw:layer="layout" svg:width="4.181cm" svg:height="0.963cm" svg:x="15.3cm" svg:y="13.1cm">
          <draw:text-box>
            <text:p>ActiveTrades</text:p>
          </draw:text-box>
        </draw:frame>
        <draw:custom-shape draw:style-name="gr2" draw:text-style-name="P2" xml:id="id16" draw:id="id16" draw:layer="layout" svg:width="2.1cm" svg:height="0.6cm" svg:x="2.6cm" svg:y="13.4cm">
          <text:p text:style-name="P2">Start</text:p>
          <text:p text:style-name="P2">addTrade(Trade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2.881cm" svg:height="0.6cm" svg:x="2.2cm" svg:y="14.6cm">
          <text:p text:style-name="P1"><text:span text:style-name="T1">Get open TradeReport </text:span></text:p>
          <text:p text:style-name="P1"><text:span text:style-name="T1">by Trade.SecurityDescrip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2.382cm" svg:height="1.064cm" svg:x="6.218cm" svg:y="14.336cm">
          <text:p text:style-name="P1"><text:span text:style-name="T1">Is TradeReport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2" draw:id="id12" draw:layer="layout" svg:width="2.557cm" svg:height="1.243cm" svg:x="13.643cm" svg:y="15.5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3" draw:id="id13" draw:layer="layout" svg:width="2.9cm" svg:height="0.6cm" svg:x="11.7cm" svg:y="17.126cm">
          <text:p text:style-name="P1"><text:span text:style-name="T1">Create long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5.081cm" svg:y1="14.9cm" svg:x2="6.218cm" svg:y2="14.868cm" draw:start-shape="id10" draw:start-glue-point="7" draw:end-shape="id11" draw:end-glue-point="5" svg:d="m5081 14900 1137-32">
          <text:p/>
        </draw:connector>
        <draw:custom-shape draw:style-name="gr2" draw:text-style-name="P2" xml:id="id14" draw:id="id14" draw:layer="layout" svg:width="2.7cm" svg:height="0.6cm" svg:x="15.4cm" svg:y="17.126cm">
          <text:p text:style-name="P1"><text:span text:style-name="T1">Create short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3.643cm" svg:y1="16.122cm" svg:x2="13.15cm" svg:y2="17.126cm" draw:start-shape="id12" draw:start-glue-point="5" draw:end-shape="id13" draw:end-glue-point="4" svg:d="m13643 16122h-493v1004">
          <text:p/>
        </draw:connector>
        <draw:connector draw:style-name="gr3" draw:text-style-name="P3" draw:layer="layout" svg:x1="16.2cm" svg:y1="16.122cm" svg:x2="16.75cm" svg:y2="17.126cm" draw:start-shape="id12" draw:start-glue-point="7" draw:end-shape="id14" svg:d="m16200 16122h550v1004">
          <text:p/>
        </draw:connector>
        <draw:frame draw:style-name="gr7" draw:text-style-name="P4" draw:layer="layout" svg:width="0.845cm" svg:height="0.493cm" svg:x="12.9cm" svg:y="15.533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6cm" svg:y="15.526cm">
          <draw:text-box>
            <text:p><text:span text:style-name="T1">No</text:span></text:p>
          </draw:text-box>
        </draw:frame>
        <draw:connector draw:style-name="gr3" draw:text-style-name="P3" draw:layer="layout" svg:x1="13.15cm" svg:y1="17.726cm" svg:x2="14.81cm" svg:y2="18.726cm" draw:start-shape="id13" draw:start-glue-point="6" draw:end-shape="id15" draw:end-glue-point="4" svg:d="m13150 17726v501h1660v499">
          <text:p/>
        </draw:connector>
        <draw:connector draw:style-name="gr3" draw:text-style-name="P3" draw:layer="layout" svg:x1="16.75cm" svg:y1="17.726cm" svg:x2="14.81cm" svg:y2="18.726cm" draw:start-shape="id14" draw:start-glue-point="6" draw:end-shape="id15" draw:end-glue-point="4" svg:d="m16750 17726v501h-1940v499">
          <text:p/>
        </draw:connector>
        <draw:frame draw:style-name="gr4" draw:text-style-name="P4" draw:layer="layout" svg:width="0.773cm" svg:height="0.493cm" svg:x="8.09cm" svg:y="14.3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6.3cm" svg:y="15.507cm">
          <draw:text-box>
            <text:p><text:span text:style-name="T1">Yes</text:span></text:p>
          </draw:text-box>
        </draw:frame>
        <draw:connector draw:style-name="gr3" draw:text-style-name="P1" draw:layer="layout" svg:x1="8.6cm" svg:y1="14.868cm" svg:x2="14.922cm" svg:y2="15.5cm" draw:start-shape="id11" draw:start-glue-point="7" draw:end-shape="id12" draw:end-glue-point="4" svg:d="m8600 14868h6322v632">
          <text:p/>
        </draw:connector>
        <draw:connector draw:style-name="gr3" draw:text-style-name="P1" draw:layer="layout" draw:type="line" svg:x1="3.65cm" svg:y1="14cm" svg:x2="3.641cm" svg:y2="14.6cm" draw:start-shape="id16" draw:start-glue-point="6" draw:end-shape="id10" draw:end-glue-point="4" svg:d="m3650 14000-9 600">
          <text:p/>
        </draw:connector>
        <draw:custom-shape draw:style-name="gr2" draw:text-style-name="P2" xml:id="id15" draw:id="id15" draw:layer="layout" svg:width="4.4cm" svg:height="1.1cm" svg:x="12.61cm" svg:y="18.726cm">
          <text:p text:style-name="P2">Fire onTradeReportOpen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5.4cm" svg:height="2cm" svg:x="6.6cm" svg:y="19.9cm">
          <text:p text:style-name="P2">Trade.Qty &gt; TradeReport.getOpenedBalance()</text:p>
          <text:p text:style-name="P2">And Trade.getOpenedBalance !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1.549cm" svg:x1="7.409cm" svg:y1="15.4cm" svg:x2="9.3cm" svg:y2="19.9cm" draw:start-shape="id11" draw:start-glue-point="6" draw:end-shape="id17" draw:end-glue-point="4" svg:d="m7409 15400v3800h1891v700">
          <text:p/>
        </draw:connector>
        <draw:connector draw:style-name="gr3" draw:text-style-name="P1" draw:layer="layout" svg:x1="12.61cm" svg:y1="19.276cm" svg:x2="9.3cm" svg:y2="19.9cm" draw:start-shape="id15" draw:start-glue-point="5" draw:end-shape="id17" draw:end-glue-point="4" svg:d="m12610 19276h-3310v624">
          <text:p/>
        </draw:connector>
        <draw:custom-shape draw:style-name="gr2" draw:text-style-name="P2" xml:id="id18" draw:id="id18" draw:layer="layout" svg:width="3.8cm" svg:height="1.2cm" svg:x="2.085cm" svg:y="20.28cm">
          <text:p text:style-name="P2">TradeReport.addTrade(Trad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6cm" svg:y1="20.9cm" svg:x2="5.885cm" svg:y2="20.88cm" draw:start-shape="id17" draw:start-glue-point="5" draw:end-shape="id18" draw:end-glue-point="7" svg:d="m6600 20900-715-20">
          <text:p/>
        </draw:connector>
        <draw:frame draw:style-name="gr4" draw:text-style-name="P4" draw:layer="layout" svg:width="0.773cm" svg:height="0.493cm" svg:x="5.9cm" svg:y="20.107cm">
          <draw:text-box>
            <text:p text:style-name="P4">No</text:p>
          </draw:text-box>
        </draw:frame>
        <draw:custom-shape draw:style-name="gr2" draw:text-style-name="P2" xml:id="id19" draw:id="id19" draw:layer="layout" svg:width="7.2cm" svg:height="2.3cm" svg:x="12.3cm" svg:y="21.583cm">
          <text:p text:style-name="P2">Create new Trade</text:p>
          <text:p text:style-name="P2">NewTrade.setPrice(Trade.getPrice())</text:p>
          <text:p text:style-name="P2">NewTrade.setQty(Trade.getQty() - TradeReport.getOpenedBalance())</text:p>
          <text:p text:style-name="P2">NewTrade.setVolume(Trade.getVolume()/Trade.getQty()*NewTrade.getQty())</text:p>
          <text:p text:style-name="P2">NewTrade.setTime(Trade.getTime())</text:p>
          <text:p text:style-name="P2"/>
          <text:p text:style-name="P2">Trade.setQty(TradeReport.getOpenedBalance())</text:p>
          <text:p text:style-name="P2">Trade.setVolume(Trade.getVolume() - NewTrade.getVolume()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cm" svg:y1="20.9cm" svg:x2="15.9cm" svg:y2="21.583cm" draw:start-shape="id17" draw:start-glue-point="7" draw:end-shape="id19" draw:end-glue-point="4" svg:d="m12000 20900h3900v683">
          <text:p/>
        </draw:connector>
        <draw:custom-shape draw:style-name="gr2" draw:text-style-name="P2" xml:id="id20" draw:id="id20" draw:layer="layout" svg:width="4cm" svg:height="0.8cm" svg:x="7.4cm" svg:y="22.3cm">
          <text:p text:style-name="P2">TradeReport.addTrade(Trad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3cm" svg:y1="22.733cm" svg:x2="11.4cm" svg:y2="22.7cm" draw:start-shape="id19" draw:start-glue-point="5" draw:end-shape="id20" draw:end-glue-point="7" svg:d="m12300 22733-900-33">
          <text:p/>
        </draw:connector>
        <draw:custom-shape draw:style-name="gr2" draw:text-style-name="P2" xml:id="id21" draw:id="id21" draw:layer="layout" svg:width="3.9cm" svg:height="0.9cm" svg:x="7.5cm" svg:y="23.659cm">
          <text:p text:style-name="P2">FireOnTradeReportClo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9.4cm" svg:y1="23.1cm" svg:x2="9.45cm" svg:y2="23.659cm" draw:start-shape="id20" draw:start-glue-point="6" draw:end-shape="id21" draw:end-glue-point="4" svg:d="m9400 23100 50 559">
          <text:p/>
        </draw:connector>
        <draw:custom-shape draw:style-name="gr2" draw:text-style-name="P2" xml:id="id22" draw:id="id22" draw:layer="layout" svg:width="4.7cm" svg:height="1.3cm" svg:x="12.9cm" svg:y="24.7cm">
          <text:p text:style-name="P2">IsTradeReport lo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11.4cm" svg:y1="24.109cm" svg:x2="15.25cm" svg:y2="24.7cm" draw:start-shape="id21" draw:start-glue-point="7" draw:end-shape="id22" draw:end-glue-point="4" svg:d="m11400 24109h3850v591">
          <text:p/>
        </draw:connector>
        <draw:custom-shape draw:style-name="gr2" draw:text-style-name="P2" xml:id="id23" draw:id="id23" draw:layer="layout" svg:width="3.4cm" svg:height="0.8cm" svg:x="8.4cm" svg:y="25.2cm">
          <text:p text:style-name="P2">Create short TradeRe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4" draw:id="id24" draw:layer="layout" svg:width="3.4cm" svg:height="0.8cm" svg:x="8.4cm" svg:y="26.4cm">
          <text:p text:style-name="P2">Create long TradeRepo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.9cm" svg:y1="25.35cm" svg:x2="11.8cm" svg:y2="25.6cm" draw:start-shape="id22" draw:start-glue-point="5" draw:end-shape="id23" svg:d="m12900 25350h-549v250h-551">
          <text:p/>
        </draw:connector>
        <draw:connector draw:style-name="gr3" draw:text-style-name="P2" draw:layer="layout" svg:x1="15.25cm" svg:y1="26cm" svg:x2="11.8cm" svg:y2="26.8cm" draw:start-shape="id22" draw:start-glue-point="6" draw:end-shape="id24" svg:d="m15250 26000v800h-3450">
          <text:p/>
        </draw:connector>
        <draw:frame draw:style-name="gr4" draw:text-style-name="P4" draw:layer="layout" svg:width="0.845cm" svg:height="0.493cm" svg:x="12.155cm" svg:y="24.807cm">
          <draw:text-box>
            <text:p text:style-name="P4">Yes</text:p>
          </draw:text-box>
        </draw:frame>
        <draw:frame draw:style-name="gr4" draw:text-style-name="P4" draw:layer="layout" svg:width="0.773cm" svg:height="0.493cm" svg:x="15.6cm" svg:y="26.5cm">
          <draw:text-box>
            <text:p text:style-name="P4">No</text:p>
          </draw:text-box>
        </draw:frame>
        <draw:custom-shape draw:style-name="gr2" draw:text-style-name="P2" xml:id="id25" draw:id="id25" draw:layer="layout" svg:width="3cm" svg:height="0.9cm" svg:x="2.785cm" svg:y="23.18cm">
          <text:p text:style-name="P2">FireOnTradeReportOp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8.4cm" svg:y1="25.6cm" svg:x2="5.785cm" svg:y2="23.63cm" draw:start-shape="id23" draw:start-glue-point="5" draw:end-shape="id25" draw:end-glue-point="7" svg:d="m8400 25600h-1307v-1970h-1308">
          <text:p/>
        </draw:connector>
        <draw:connector draw:style-name="gr3" draw:text-style-name="P2" draw:layer="layout" svg:x1="8.4cm" svg:y1="26.8cm" svg:x2="5.785cm" svg:y2="23.63cm" draw:start-shape="id24" draw:start-glue-point="5" draw:end-shape="id25" draw:end-glue-point="7" svg:d="m8400 26800h-1307v-3170h-1308">
          <text:p/>
        </draw:connector>
        <draw:custom-shape draw:style-name="gr2" draw:text-style-name="P2" xml:id="id26" draw:id="id26" draw:layer="layout" svg:width="3.3cm" svg:height="0.9cm" svg:x="2.685cm" svg:y="24.68cm">
          <text:p text:style-name="P2">TradeReport.addTrade(NewTrad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285cm" svg:y1="24.08cm" svg:x2="4.335cm" svg:y2="24.68cm" draw:start-shape="id25" draw:start-glue-point="6" draw:end-shape="id26" draw:end-glue-point="4" svg:d="m4285 24080v301h50v299">
          <text:p/>
        </draw:connector>
        <draw:custom-shape draw:style-name="gr2" draw:text-style-name="P2" xml:id="id27" draw:id="id27" draw:layer="layout" svg:width="3cm" svg:height="0.7cm" svg:x="2.685cm" svg:y="27.48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4.335cm" svg:y1="25.58cm" svg:x2="4.185cm" svg:y2="27.48cm" draw:start-shape="id26" draw:start-glue-point="6" draw:end-shape="id27" svg:d="m4335 25580v951h-150v949">
          <text:p/>
        </draw:connector>
        <draw:connector draw:style-name="gr3" draw:text-style-name="P2" draw:layer="layout" svg:x1="2.085cm" svg:y1="20.88cm" svg:x2="2.685cm" svg:y2="27.83cm" draw:start-shape="id18" draw:start-glue-point="5" draw:end-shape="id27" draw:end-glue-point="5" svg:d="m2085 20880h-501v6950h1101">
          <text:p/>
        </draw:connector>
        <draw:frame draw:style-name="gr4" draw:text-style-name="P4" draw:layer="layout" svg:width="0.845cm" svg:height="0.493cm" svg:x="12.3cm" svg:y="20.5cm">
          <draw:text-box>
            <text:p text:style-name="P4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00:49:09.78</dc:date>
    <dc:creator>Huan Kaktus</dc:creator>
    <meta:editing-duration>PT13H10M39S</meta:editing-duration>
    <meta:editing-cycles>23</meta:editing-cycles>
    <meta:generator>OpenOffice.org/3.4.1$Win32 OpenOffice.org_project/341m1$Build-9593</meta:generator>
    <meta:document-statistic meta:object-count="75"/>
  </office:meta>
</office:document-meta>
</file>